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BD000000BC637F43149DFE2B50.png" manifest:media-type="image/png"/>
  <manifest:file-entry manifest:full-path="Pictures/10000001000000C10000003D19E81AD73B35FFA5.png" manifest:media-type="image/png"/>
  <manifest:file-entry manifest:full-path="Pictures/10000001000000BD000000BC56D387CFB7B6F725.png" manifest:media-type="image/png"/>
  <manifest:file-entry manifest:full-path="Pictures/2000000F000013E2000006368C97D328C65CDC43.svm" manifest:media-type="image/x-svm"/>
  <manifest:file-entry manifest:full-path="Pictures/10000001000000BD000000BC02C8F6FDB7D82E08.png" manifest:media-type="image/png"/>
  <manifest:file-entry manifest:full-path="Pictures/10000001000000BD000000BD5A87F89250EE0A5C.png" manifest:media-type="image/png"/>
  <manifest:file-entry manifest:full-path="Pictures/10000001000000BD000000BD3659BDE9EA7DCC54.png" manifest:media-type="image/png"/>
  <manifest:file-entry manifest:full-path="Pictures/10000001000000BD000000BD3343AC26D82890B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5.854cm" svg:height="5.854cm" svg:x="0.145cm" svg:y="1.445cm">
          <draw:image xlink:href="Pictures/10000001000000BD000000BD3343AC26D82890BA.png" xlink:type="simple" xlink:show="embed" xlink:actuate="onLoad" draw:mime-type="image/png">
            <text:p/>
          </draw:image>
        </draw:frame>
        <draw:frame draw:style-name="gr1" draw:text-style-name="P1" draw:layer="layout" svg:width="5.854cm" svg:height="5.854cm" svg:x="0.145cm" svg:y="8.645cm">
          <draw:image xlink:href="Pictures/10000001000000BD000000BD3659BDE9EA7DCC54.png" xlink:type="simple" xlink:show="embed" xlink:actuate="onLoad" draw:mime-type="image/png">
            <text:p/>
          </draw:image>
        </draw:frame>
        <draw:frame draw:style-name="gr1" draw:text-style-name="P1" draw:layer="layout" svg:width="5.854cm" svg:height="5.823cm" svg:x="7.145cm" svg:y="4.999cm">
          <draw:image xlink:href="Pictures/10000001000000BD000000BC02C8F6FDB7D82E08.png" xlink:type="simple" xlink:show="embed" xlink:actuate="onLoad" draw:mime-type="image/png">
            <text:p/>
          </draw:image>
        </draw:frame>
        <draw:frame draw:style-name="gr1" draw:text-style-name="P1" draw:layer="layout" svg:width="2.794cm" svg:height="0.873cm" draw:transform="rotate (-0.506145483078356) translate (6.555cm 2.499cm)">
          <draw:image xlink:href="Pictures/2000000F000013E2000006368C97D328C65CDC43.svm" xlink:type="simple" xlink:show="embed" xlink:actuate="onLoad" draw:mime-type="image/x-svm">
            <text:p/>
          </draw:image>
          <draw:image xlink:href="Pictures/10000001000000C10000003D19E81AD73B35FFA5.png" xlink:type="simple" xlink:show="embed" xlink:actuate="onLoad" draw:mime-type="image/png"/>
        </draw:frame>
        <draw:frame draw:style-name="gr2" draw:text-style-name="P1" draw:layer="layout" svg:width="2.795cm" svg:height="0.873cm" draw:transform="rotate (-2.63562170343664) translate (8.999cm 12.063cm)">
          <draw:image xlink:href="Pictures/2000000F000013E2000006368C97D328C65CDC43.svm" xlink:type="simple" xlink:show="embed" xlink:actuate="onLoad" draw:mime-type="image/x-svm">
            <text:p/>
          </draw:image>
          <draw:image xlink:href="Pictures/10000001000000C10000003D19E81AD73B35FFA5.png" xlink:type="simple" xlink:show="embed" xlink:actuate="onLoad" draw:mime-type="image/png"/>
        </draw:frame>
        <draw:frame draw:style-name="gr1" draw:text-style-name="P1" draw:layer="layout" svg:width="5.854cm" svg:height="5.823cm" svg:x="15.045cm" svg:y="1.399cm">
          <draw:image xlink:href="Pictures/10000001000000BD000000BC56D387CFB7B6F725.png" xlink:type="simple" xlink:show="embed" xlink:actuate="onLoad" draw:mime-type="image/png">
            <text:p/>
          </draw:image>
        </draw:frame>
        <draw:frame draw:style-name="gr1" draw:text-style-name="P1" draw:layer="layout" svg:width="5.854cm" svg:height="5.854cm" svg:x="15.002cm" svg:y="8.665cm">
          <draw:image xlink:href="Pictures/10000001000000BD000000BD5A87F89250EE0A5C.png" xlink:type="simple" xlink:show="embed" xlink:actuate="onLoad" draw:mime-type="image/png">
            <text:p/>
          </draw:image>
        </draw:frame>
        <draw:frame draw:style-name="gr2" draw:text-style-name="P1" draw:layer="layout" svg:width="2.795cm" svg:height="0.873cm" draw:transform="rotate (-2.63562170343664) translate (23.9cm 12.064cm)">
          <draw:image xlink:href="Pictures/2000000F000013E2000006368C97D328C65CDC43.svm" xlink:type="simple" xlink:show="embed" xlink:actuate="onLoad" draw:mime-type="image/x-svm">
            <text:p/>
          </draw:image>
          <draw:image xlink:href="Pictures/10000001000000C10000003D19E81AD73B35FFA5.png" xlink:type="simple" xlink:show="embed" xlink:actuate="onLoad" draw:mime-type="image/png"/>
        </draw:frame>
        <draw:frame draw:style-name="gr1" draw:text-style-name="P1" draw:layer="layout" svg:width="2.794cm" svg:height="0.873cm" draw:transform="rotate (-0.506145483078356) translate (21.555cm 2.5cm)">
          <draw:image xlink:href="Pictures/2000000F000013E2000006368C97D328C65CDC43.svm" xlink:type="simple" xlink:show="embed" xlink:actuate="onLoad" draw:mime-type="image/x-svm">
            <text:p/>
          </draw:image>
          <draw:image xlink:href="Pictures/10000001000000C10000003D19E81AD73B35FFA5.png" xlink:type="simple" xlink:show="embed" xlink:actuate="onLoad" draw:mime-type="image/png"/>
        </draw:frame>
        <draw:frame draw:style-name="gr1" draw:text-style-name="P1" draw:layer="layout" svg:width="5.854cm" svg:height="5.823cm" svg:x="22.146cm" svg:y="5cm">
          <draw:image xlink:href="Pictures/10000001000000BD000000BC637F43149DFE2B50.png" xlink:type="simple" xlink:show="embed" xlink:actuate="onLoad" draw:mime-type="image/png">
            <text:p/>
          </draw:image>
        </draw:frame>
        <draw:frame draw:style-name="gr3" draw:text-style-name="P3" draw:layer="layout" svg:width="5.699cm" svg:height="0.962cm" svg:x="0.3cm" svg:y="0.6cm">
          <draw:text-box>
            <text:p text:style-name="P2">Naked 1-Tuple</text:p>
          </draw:text-box>
        </draw:frame>
        <draw:frame draw:style-name="gr3" draw:text-style-name="P3" draw:layer="layout" svg:width="5.699cm" svg:height="0.962cm" svg:x="0.301cm" svg:y="7.7cm">
          <draw:text-box>
            <text:p text:style-name="P2">Hidden 1-Tuple</text:p>
          </draw:text-box>
        </draw:frame>
        <draw:frame draw:style-name="gr3" draw:text-style-name="P3" draw:layer="layout" svg:width="5.699cm" svg:height="0.962cm" svg:x="15.202cm" svg:y="7.7cm">
          <draw:text-box>
            <text:p text:style-name="P2">Hidden 2-Tuple</text:p>
          </draw:text-box>
        </draw:frame>
        <draw:frame draw:style-name="gr3" draw:text-style-name="P3" draw:layer="layout" svg:width="5.699cm" svg:height="0.962cm" svg:x="15.203cm" svg:y="0.5cm">
          <draw:text-box>
            <text:p text:style-name="P2">Naked 2-Tuple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7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27T12:43:04.492239193</meta:creation-date>
    <dc:date>2023-04-27T13:02:46.306444231</dc:date>
    <meta:editing-duration>PT9M31S</meta:editing-duration>
    <meta:editing-cycles>2</meta:editing-cycles>
    <meta:generator>LibreOffice/7.3.7.2$Linux_X86_64 LibreOffice_project/30$Build-2</meta:generator>
    <meta:document-statistic meta:object-count="37"/>
  </office:meta>
</office:document-meta>
</file>